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1" style:family="text">
      <style:text-properties officeooo:rsid="00120c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Instalación y Prueba del Funcionamiento Básico de Neo4j en Debian</text:p>
      <text:p text:style-name="Standard"/>
      <text:p text:style-name="Standard">A continuación se describe el proceso detallado paso a paso para instalar y probar Neo4j en un sistema Debian. Estos pasos incluyen la instalación, configuración y verificación del correcto funcionamiento.</text:p>
      <text:p text:style-name="Standard"/>
      <text:p text:style-name="Standard"/>
      <text:p text:style-name="Standard"/>
      <text:p text:style-name="Standard"><text:s/>Paso 1: Preparar el Sistema</text:p>
      <text:p text:style-name="Standard"/>
      <text:p text:style-name="Standard">Antes de instalar Neo4j, es importante asegurarse de que tu sistema Debian esté actualizado para evitar conflictos o dependencias desactualizadas.</text:p>
      <text:p text:style-name="Standard"/>
      <text:p text:style-name="Standard">1. Actualizar el sistema:</text:p>
      <text:p text:style-name="Standard"/>
      <text:p text:style-name="Standard"><text:s text:c="3"/>sudo apt update &amp;&amp; sudo apt upgrade -y</text:p>
      <text:p text:style-name="Standard"/>
      <text:p text:style-name="Standard"><text:s text:c="3"/></text:p>
      <text:p text:style-name="Standard">2. Instalar Java: Neo4j requiere Java para ejecutarse. Instalaremos OpenJDK, que es la versión de código abierto de Java.</text:p>
      <text:p text:style-name="Standard"/>
      <text:p text:style-name="Standard"/>
      <text:p text:style-name="Standard"><text:s text:c="3"/>sudo apt install openjdk-11-jdk -y</text:p>
      <text:p text:style-name="Standard"/>
      <text:p text:style-name="Standard"/>
      <text:p text:style-name="Standard">3. Verificar la instalación de Java:</text:p>
      <text:p text:style-name="Standard"><text:s text:c="3"/>Asegúrate de que Java esté instalado correctamente verificando su versión:</text:p>
      <text:p text:style-name="Standard"/>
      <text:p text:style-name="Standard"><text:s text:c="3"/>java -version</text:p>
      <text:p text:style-name="Standard"/>
      <text:p text:style-name="Standard"><text:s text:c="3"/>El resultado debería mostrar algo similar a:</text:p>
      <text:p text:style-name="Standard"/>
      <text:p text:style-name="Standard"><text:s text:c="3"/>openjdk version "11.0.20" 2023-07-18</text:p>
      <text:p text:style-name="Standard"><text:s text:c="3"/>OpenJDK Runtime Environment (build 11.0.20+8-post-Debian-1deb12u1)</text:p>
      <text:p text:style-name="Standard"><text:s text:c="3"/>OpenJDK 64-Bit Server VM (build 11.0.20+8-post-Debian-1deb12u1, mixed mode)</text:p>
      <text:p text:style-name="Standard"/>
      <text:p text:style-name="Standard"/>
      <text:p text:style-name="Standard"/>
      <text:p text:style-name="Standard"/>
      <text:p text:style-name="Standard"><text:s/>Paso 2: Instalar Neo4j</text:p>
      <text:p text:style-name="Standard"/>
      <text:p text:style-name="Standard">1. Agregar el repositorio de Neo4j:</text:p>
      <text:p text:style-name="Standard"><text:s text:c="3"/>Neo4j no está disponible directamente en los repositorios de Debian, por lo que es necesario agregarlo manualmente.</text:p>
      <text:p text:style-name="Standard"/>
      <text:p text:style-name="Standard"/>
      <text:p text:style-name="Standard"><text:s text:c="3"/>wget -O - https://debian.neo4j.com/neotechnology.gpg.key | sudo apt-key add -</text:p>
      <text:p text:style-name="Standard"/>
      <text:p text:style-name="Standard"/>
      <text:p text:style-name="Standard">2. Agregar el repositorio a la lista de fuentes:</text:p>
      <text:p text:style-name="Standard"><text:s text:c="3"/>Añade el repositorio oficial de Neo4j a la lista de fuentes de APT para que puedas instalar el paquete.</text:p>
      <text:p text:style-name="Standard"><text:soft-page-break/></text:p>
      <text:p text:style-name="Standard"/>
      <text:p text:style-name="Standard"><text:s text:c="3"/>echo 'deb https://debian.neo4j.com stable 4.x' | sudo tee /etc/apt/sources.list.d/neo4j.list</text:p>
      <text:p text:style-name="Standard"/>
      <text:p text:style-name="Standard"/>
      <text:p text:style-name="Standard">3. Actualizar la lista de repositorios:</text:p>
      <text:p text:style-name="Standard"><text:s text:c="3"/>Luego de agregar el repositorio, actualiza la lista de paquetes para que Debian reconozca el nuevo repositorio.</text:p>
      <text:p text:style-name="Standard"/>
      <text:p text:style-name="Standard"/>
      <text:p text:style-name="Standard"><text:s text:c="3"/>sudo apt update</text:p>
      <text:p text:style-name="Standard"/>
      <text:p text:style-name="Standard"/>
      <text:p text:style-name="Standard">4. Instalar Neo4j:</text:p>
      <text:p text:style-name="Standard"><text:s text:c="3"/>Una vez que el repositorio esté agregado y actualizado, procede a instalar Neo4j.</text:p>
      <text:p text:style-name="Standard"/>
      <text:p text:style-name="Standard"/>
      <text:p text:style-name="Standard"><text:s text:c="3"/>sudo apt install neo4j -y</text:p>
      <text:p text:style-name="Standard"/>
      <text:p text:style-name="Standard"/>
      <text:p text:style-name="Standard"/>
      <text:p text:style-name="Standard"/>
      <text:p text:style-name="Standard"><text:s/>Paso 3: Iniciar el Servicio de Neo4j</text:p>
      <text:p text:style-name="Standard"/>
      <text:p text:style-name="Standard">1. Iniciar el servicio de Neo4j:</text:p>
      <text:p text:style-name="Standard"><text:s text:c="3"/>Después de instalar, Neo4j puede iniciarse utilizando `systemctl`.</text:p>
      <text:p text:style-name="Standard"/>
      <text:p text:style-name="Standard"/>
      <text:p text:style-name="Standard"><text:s text:c="3"/>sudo systemctl start neo4j</text:p>
      <text:p text:style-name="Standard"/>
      <text:p text:style-name="Standard"/>
      <text:p text:style-name="Standard">2. Habilitar el inicio automático de Neo4j al arrancar el sistema:</text:p>
      <text:p text:style-name="Standard"/>
      <text:p text:style-name="Standard"/>
      <text:p text:style-name="Standard"><text:s text:c="3"/>sudo systemctl enable neo4j</text:p>
      <text:p text:style-name="Standard"/>
      <text:p text:style-name="Standard"/>
      <text:p text:style-name="Standard">3. Verificar que el servicio esté corriendo:</text:p>
      <text:p text:style-name="Standard"/>
      <text:p text:style-name="Standard"/>
      <text:p text:style-name="Standard"><text:s text:c="3"/>sudo systemctl status neo4j</text:p>
      <text:p text:style-name="Standard"/>
      <text:p text:style-name="Standard"/>
      <text:p text:style-name="Standard"><text:s text:c="3"/>Deberías ver un mensaje indicando que el servicio Neo4j está "active (running)".</text:p>
      <text:p text:style-name="Standard"/>
      <text:p text:style-name="Standard"/>
      <text:p text:style-name="Standard"/>
      <text:p text:style-name="Standard"><text:s/>Paso 4: Acceder a la Interfaz Web de Neo4j</text:p>
      <text:p text:style-name="Standard"/>
      <text:p text:style-name="Standard">Neo4j viene con una interfaz web que te permite interactuar visualmente con la base de datos a través de su lenguaje de consulta `Cypher`.</text:p>
      <text:p text:style-name="Standard"/>
      <text:p text:style-name="Standard"><text:soft-page-break/>1. Acceder a la interfaz:</text:p>
      <text:p text:style-name="Standard"><text:s text:c="3"/>Una vez iniciado el servicio, puedes acceder a la interfaz web abriendo un navegador y yendo a la dirección:</text:p>
      <text:p text:style-name="Standard"/>
      <text:p text:style-name="Standard"/>
      <text:p text:style-name="Standard"><text:s text:c="3"/>http://localhost:7474</text:p>
      <text:p text:style-name="Standard"/>
      <text:p text:style-name="Standard"/>
      <text:p text:style-name="Standard"><text:s text:c="3"/>Esto abrirá la interfaz de administración de Neo4j.</text:p>
      <text:p text:style-name="Standard"/>
      <text:p text:style-name="Standard">2. Iniciar sesión:</text:p>
      <text:p text:style-name="Standard"><text:s text:c="3"/>La primera vez que accedas, se te pedirá que configures una contraseña para el usuario administrador `neo4j`.</text:p>
      <text:p text:style-name="Standard"/>
      <text:p text:style-name="Standard"><text:s text:c="3"/>- Usuario: `neo4j`</text:p>
      <text:p text:style-name="Standard"><text:s text:c="3"/>- Contraseña: `neo4j` (primera vez, luego se te pedirá que la cambies)</text:p>
      <text:p text:style-name="Standard"/>
      <text:p text:style-name="Standard">3. Cambiar la contraseña:</text:p>
      <text:p text:style-name="Standard"><text:s text:c="3"/>Se te pedirá que cambies la contraseña en el primer inicio de sesión. Asegúrate de usar una contraseña segura.</text:p>
      <text:p text:style-name="Standard"/>
      <text:p text:style-name="Standard"/>
      <text:p text:style-name="Standard"/>
      <text:p text:style-name="Standard"><text:s/>Paso 5: Probar Consultas Básicas en Neo4j</text:p>
      <text:p text:style-name="Standard"/>
      <text:p text:style-name="Standard">Después de iniciar sesión, puedes comenzar a hacer consultas utilizando el lenguaje `Cypher`. Vamos a probar creando algunos nodos y relaciones para asegurarnos de que la base de datos esté funcionando correctamente.</text:p>
      <text:p text:style-name="Standard"/>
      <text:p text:style-name="Standard">1. Crear nodos básicos:</text:p>
      <text:p text:style-name="Standard"><text:s text:c="3"/>En la interfaz de Neo4j, abre la ventana de consulta y ejecuta los siguientes comandos para crear dos nodos (personas):</text:p>
      <text:p text:style-name="Standard"/>
      <text:p text:style-name="Standard">cypher</text:p>
      <text:p text:style-name="Standard"><text:s text:c="3"/>CREATE (p1:Person {name: 'Alex'})</text:p>
      <text:p text:style-name="Standard"><text:s text:c="3"/>CREATE (p2:Person {name: 'Evelyn'})</text:p>
      <text:p text:style-name="Standard"/>
      <text:p text:style-name="Standard"/>
      <text:p text:style-name="Standard"><text:s text:c="3"/>Esto creará dos nodos de tipo `Person` con los nombres "Alex" y "Evelyn".</text:p>
      <text:p text:style-name="Standard"/>
      <text:p text:style-name="Standard">2. Crear una relación entre nodos:</text:p>
      <text:p text:style-name="Standard"><text:s text:c="3"/>Ahora vamos a establecer una relación entre las dos personas:</text:p>
      <text:p text:style-name="Standard"/>
      <text:p text:style-name="Standard">cypher</text:p>
      <text:p text:style-name="Standard"><text:s text:c="3"/>MATCH (p1:Person {name: 'Alex'}), (p2:Person {name: 'Evelyn'})</text:p>
      <text:p text:style-name="Standard"><text:s text:c="3"/>CREATE (p1)-[:FRIEND]-&gt;(p2)</text:p>
      <text:p text:style-name="Standard"/>
      <text:p text:style-name="Standard"/>
      <text:p text:style-name="Standard"><text:s text:c="3"/>Este comando establece una relación de amistad (`FRIEND`) entre Alex y Evelyn.</text:p>
      <text:p text:style-name="Standard"/>
      <text:p text:style-name="Standard">3. Consultar los nodos y relaciones:</text:p>
      <text:p text:style-name="Standard"><text:soft-page-break/><text:s text:c="3"/>Para verificar que los nodos y la relación se crearon correctamente, puedes ejecutar la siguiente consulta para obtener todos los nodos y relaciones en el grafo:</text:p>
      <text:p text:style-name="Standard"/>
      <text:p text:style-name="Standard">cypher</text:p>
      <text:p text:style-name="Standard"><text:s text:c="3"/>MATCH (n) RETURN n</text:p>
      <text:p text:style-name="Standard"/>
      <text:p text:style-name="Standard"/>
      <text:p text:style-name="Standard"><text:s text:c="3"/>Esto devolverá un gráfico visual mostrando los nodos y las relaciones.</text:p>
      <text:p text:style-name="Standard"/>
      <text:p text:style-name="Standard"/>
      <text:p text:style-name="Standard"/>
      <text:p text:style-name="Standard"><text:s/>Paso 6: Habilitar el Acceso Remoto a Neo4j</text:p>
      <text:p text:style-name="Standard"/>
      <text:p text:style-name="Standard">Por defecto, Neo4j solo permite conexiones desde localhost. Si deseas permitir el acceso remoto desde la red local, debes hacer algunos ajustes.</text:p>
      <text:p text:style-name="Standard"/>
      <text:p text:style-name="Standard">1. Editar la configuración de Neo4j:</text:p>
      <text:p text:style-name="Standard"><text:s text:c="3"/>Abre el archivo de configuración principal de Neo4j para habilitar conexiones desde otros hosts.</text:p>
      <text:p text:style-name="Standard"/>
      <text:p text:style-name="Standard"/>
      <text:p text:style-name="Standard"><text:s text:c="3"/>sudo nano /etc/neo4j/neo4j.conf</text:p>
      <text:p text:style-name="Standard"/>
      <text:p text:style-name="Standard"/>
      <text:p text:style-name="Standard">2. Modificar el parámetro `dbms.default_listen_address`:</text:p>
      <text:p text:style-name="Standard"><text:s text:c="3"/>Cambia el parámetro para que permita conexiones desde cualquier dirección IP. Busca la línea que dice:</text:p>
      <text:p text:style-name="Standard"/>
      <text:p text:style-name="Standard"/>
      <text:p text:style-name="Standard"><text:s text:c="3"/>dbms.default_listen_address=0.0.0.0</text:p>
      <text:p text:style-name="Standard"/>
      <text:p text:style-name="Standard"/>
      <text:p text:style-name="Standard"><text:s text:c="3"/>Elimina el `` al principio y asegúrate de que el valor sea `0.0.0.0` para permitir conexiones desde todas las interfaces de red.</text:p>
      <text:p text:style-name="Standard"/>
      <text:p text:style-name="Standard">3. Reiniciar el servicio de Neo4j:</text:p>
      <text:p text:style-name="Standard"><text:s text:c="3"/>Guarda los cambios y reinicia el servicio para que los ajustes surtan efecto.</text:p>
      <text:p text:style-name="Standard"/>
      <text:p text:style-name="Standard"/>
      <text:p text:style-name="Standard"><text:s text:c="3"/>sudo systemctl restart neo4j</text:p>
      <text:p text:style-name="Standard"/>
      <text:p text:style-name="Standard"/>
      <text:p text:style-name="Standard">4. Configurar el firewall (opcional):</text:p>
      <text:p text:style-name="Standard"><text:s text:c="3"/>Si tienes un firewall configurado, asegúrate de permitir el puerto 7474 para el acceso remoto.</text:p>
      <text:p text:style-name="Standard"/>
      <text:p text:style-name="Standard"/>
      <text:p text:style-name="Standard"><text:s text:c="3"/>sudo ufw allow 7474/tcp</text:p>
      <text:p text:style-name="Standard"/>
      <text:p text:style-name="Standard"/>
      <text:p text:style-name="Standard"/>
      <text:p text:style-name="Standard"/>
      <text:p text:style-name="Standard"><text:s/>Paso 7: Verificación Final</text:p>
      <text:p text:style-name="Standard"/>
      <text:p text:style-name="Standard"><text:soft-page-break/>1. Acceder desde otra máquina en la red:</text:p>
      <text:p text:style-name="Standard"><text:s text:c="3"/>Si has habilitado el acceso remoto, prueba acceder a la interfaz web de Neo4j desde otra máquina en tu red local:</text:p>
      <text:p text:style-name="Standard"/>
      <text:p text:style-name="Standard"/>
      <text:p text:style-name="Standard"><text:s text:c="3"/>http://<text:span text:style-name="T1">92.168.33.33</text:span>:7474</text:p>
      <text:p text:style-name="Standard"/>
      <text:p text:style-name="Standard"/>
      <text:p text:style-name="Standard"><text:s/></text:p>
      <text:p text:style-name="Standard">2. Probar el rendimiento básico:</text:p>
      <text:p text:style-name="Standard"><text:s text:c="3"/>Puedes ejecutar más consultas complejas para verificar que Neo4j está funcionando correctamente bajo carga ligera. Por ejemplo, puedes crear más nodos y relaciones o realizar consultas que involucren varios saltos en el grafo.</text:p>
      <text:p text:style-name="Standard"/>
      <text:p text:style-name="Standard">Aquí tienes algunos ejemplos adicionales y más avanzados para seguir probando el funcionamiento de Neo4j y explorar algunas de sus características clave, como consultas más complejas, manipulación de nodos y relaciones, y análisis de grafos. Esto te ayudará a validar y profundizar en las funcionalidades de la base de datos.</text:p>
      <text:p text:style-name="Standard"/>
      <text:p text:style-name="Standard"/>
      <text:p text:style-name="Standard"/>
      <text:p text:style-name="Standard"><text:s/>Paso 8: Crear un Grafo Complejo para Análisis</text:p>
      <text:p text:style-name="Standard"/>
      <text:p text:style-name="Standard">Vamos a crear un conjunto más amplio de nodos y relaciones para representar un escenario más realista, como una red de empleados y departamentos en una empresa.</text:p>
      <text:p text:style-name="Standard"/>
      <text:p text:style-name="Standard"><text:s/>1. Crear Nodos de Empleados y Departamentos</text:p>
      <text:p text:style-name="Standard">Primero, vamos a crear varios nodos de empleados y departamentos, y luego vincularemos a los empleados con los departamentos donde trabajan.</text:p>
      <text:p text:style-name="Standard"/>
      <text:p text:style-name="Standard">cypher</text:p>
      <text:p text:style-name="Standard">CREATE (d1:Department {name: 'IT'})</text:p>
      <text:p text:style-name="Standard">CREATE (d2:Department {name: 'HR'})</text:p>
      <text:p text:style-name="Standard">CREATE (d3:Department {name: 'Finance'})</text:p>
      <text:p text:style-name="Standard"/>
      <text:p text:style-name="Standard">CREATE (e1:Employee {name: 'Alice', age: 30, position: 'Developer'})</text:p>
      <text:p text:style-name="Standard">CREATE (e2:Employee {name: 'Bob', age: 25, position: 'Designer'})</text:p>
      <text:p text:style-name="Standard">CREATE (e3:Employee {name: 'Charlie', age: 35, position: 'HR Manager'})</text:p>
      <text:p text:style-name="Standard">CREATE (e4:Employee {name: 'Diana', age: 40, position: 'Accountant'})</text:p>
      <text:p text:style-name="Standard"/>
      <text:p text:style-name="Standard"/>
      <text:p text:style-name="Standard"><text:s/>2. Crear Relaciones entre Empleados y Departamentos</text:p>
      <text:p text:style-name="Standard">Ahora, vinculamos cada empleado al departamento al que pertenece.</text:p>
      <text:p text:style-name="Standard"/>
      <text:p text:style-name="Standard">cypher</text:p>
      <text:p text:style-name="Standard">MATCH (d1:Department {name: 'IT'}), (e1:Employee {name: 'Alice'})</text:p>
      <text:p text:style-name="Standard">CREATE (e1)-[:WORKS_IN]-&gt;(d1)</text:p>
      <text:p text:style-name="Standard"/>
      <text:p text:style-name="Standard">MATCH (d1:Department {name: 'IT'}), (e2:Employee {name: 'Bob'})</text:p>
      <text:p text:style-name="Standard">CREATE (e2)-[:WORKS_IN]-&gt;(d1)</text:p>
      <text:p text:style-name="Standard"/>
      <text:p text:style-name="Standard">MATCH (d2:Department {name: 'HR'}), (e3:Employee {name: 'Charlie'})</text:p>
      <text:p text:style-name="Standard"><text:soft-page-break/>CREATE (e3)-[:WORKS_IN]-&gt;(d2)</text:p>
      <text:p text:style-name="Standard"/>
      <text:p text:style-name="Standard">MATCH (d3:Department {name: 'Finance'}), (e4:Employee {name: 'Diana'})</text:p>
      <text:p text:style-name="Standard">CREATE (e4)-[:WORKS_IN]-&gt;(d3)</text:p>
      <text:p text:style-name="Standard"/>
      <text:p text:style-name="Standard"/>
      <text:p text:style-name="Standard"><text:s/>3. Crear Relaciones de Colaboración entre Empleados</text:p>
      <text:p text:style-name="Standard">Simulamos que algunos empleados colaboran en proyectos con otros empleados.</text:p>
      <text:p text:style-name="Standard"/>
      <text:p text:style-name="Standard">cypher</text:p>
      <text:p text:style-name="Standard">MATCH (e1:Employee {name: 'Alice'}), (e2:Employee {name: 'Bob'})</text:p>
      <text:p text:style-name="Standard">CREATE (e1)-[:COLLABORATES_WITH]-&gt;(e2)</text:p>
      <text:p text:style-name="Standard"/>
      <text:p text:style-name="Standard">MATCH (e1:Employee {name: 'Alice'}), (e3:Employee {name: 'Charlie'})</text:p>
      <text:p text:style-name="Standard">CREATE (e1)-[:COLLABORATES_WITH]-&gt;(e3)</text:p>
      <text:p text:style-name="Standard"/>
      <text:p text:style-name="Standard">MATCH (e4:Employee {name: 'Diana'}), (e3:Employee {name: 'Charlie'})</text:p>
      <text:p text:style-name="Standard">CREATE (e4)-[:COLLABORATES_WITH]-&gt;(e3)</text:p>
      <text:p text:style-name="Standard"/>
      <text:p text:style-name="Standard"/>
      <text:p text:style-name="Standard"><text:s/>4. Consultar Todos los Empleados de un Departamento</text:p>
      <text:p text:style-name="Standard">Para verificar que las relaciones están correctamente creadas, vamos a consultar todos los empleados del departamento de "IT".</text:p>
      <text:p text:style-name="Standard"/>
      <text:p text:style-name="Standard">cypher</text:p>
      <text:p text:style-name="Standard">MATCH (d:Department {name: 'IT'})&lt;-[:WORKS_IN]-(e:Employee)</text:p>
      <text:p text:style-name="Standard">RETURN e.name, e.position</text:p>
      <text:p text:style-name="Standard"/>
      <text:p text:style-name="Standard"/>
      <text:p text:style-name="Standard">Este comando devolverá todos los empleados que trabajan en el departamento "IT", mostrando sus nombres y cargos.</text:p>
      <text:p text:style-name="Standard"/>
      <text:p text:style-name="Standard"/>
      <text:p text:style-name="Standard"/>
      <text:p text:style-name="Standard"><text:s/>Paso 9: Realizar Consultas Más Complejas</text:p>
      <text:p text:style-name="Standard"/>
      <text:p text:style-name="Standard"><text:s/>1. Buscar Empleados con Colaboraciones en Común</text:p>
      <text:p text:style-name="Standard">Queremos encontrar los empleados que han colaborado en un proyecto con al menos dos personas diferentes.</text:p>
      <text:p text:style-name="Standard"/>
      <text:p text:style-name="Standard">cypher</text:p>
      <text:p text:style-name="Standard">MATCH (e:Employee)-[:COLLABORATES_WITH]-&gt;(colleague)</text:p>
      <text:p text:style-name="Standard">WITH e, count(colleague) as collaborations</text:p>
      <text:p text:style-name="Standard">WHERE collaborations &gt;= 2</text:p>
      <text:p text:style-name="Standard">RETURN e.name, collaborations</text:p>
      <text:p text:style-name="Standard"/>
      <text:p text:style-name="Standard"/>
      <text:p text:style-name="Standard">Este comando buscará empleados que tienen al menos dos relaciones de colaboración.</text:p>
      <text:p text:style-name="Standard"/>
      <text:p text:style-name="Standard"><text:s/>2. Consultar la Estructura del Grafo Completo</text:p>
      <text:p text:style-name="Standard">Para visualizar el grafo completo de empleados, departamentos y colaboraciones, podemos ejecutar una consulta general que devuelva todos los nodos y relaciones:</text:p>
      <text:p text:style-name="Standard"><text:soft-page-break/></text:p>
      <text:p text:style-name="Standard">cypher</text:p>
      <text:p text:style-name="Standard">MATCH (n)-[r]-&gt;(m)</text:p>
      <text:p text:style-name="Standard">RETURN n, r, m</text:p>
      <text:p text:style-name="Standard"/>
      <text:p text:style-name="Standard"/>
      <text:p text:style-name="Standard">Esto permitirá observar todas las conexiones entre empleados, departamentos y las relaciones de colaboración en un grafo.</text:p>
      <text:p text:style-name="Standard"/>
      <text:p text:style-name="Standard"><text:s/>3. Encontrar el Camino más Corto entre dos Empleados</text:p>
      <text:p text:style-name="Standard">Neo4j también permite calcular rutas en un grafo. Vamos a buscar la ruta más corta entre dos empleados que colaboran indirectamente.</text:p>
      <text:p text:style-name="Standard"/>
      <text:p text:style-name="Standard">cypher</text:p>
      <text:p text:style-name="Standard">MATCH p=shortestPath((e1:Employee {name: 'Alice'})-[*]-(e2:Employee {name: 'Diana'}))</text:p>
      <text:p text:style-name="Standard">RETURN p</text:p>
      <text:p text:style-name="Standard"/>
      <text:p text:style-name="Standard"/>
      <text:p text:style-name="Standard">Esta consulta devuelve el camino más corto entre Alice y Diana a través de las colaboraciones, si es que existe uno.</text:p>
      <text:p text:style-name="Standard"/>
      <text:p text:style-name="Standard"/>
      <text:p text:style-name="Standard"/>
      <text:p text:style-name="Standard"><text:s/>Paso 10: Actualización y Eliminación de Nodos y Relaciones</text:p>
      <text:p text:style-name="Standard"/>
      <text:p text:style-name="Standard"><text:s/>1. Actualizar Propiedades de Nodos</text:p>
      <text:p text:style-name="Standard">Vamos a actualizar las propiedades de un nodo, cambiando la posición de un empleado.</text:p>
      <text:p text:style-name="Standard"/>
      <text:p text:style-name="Standard">cypher</text:p>
      <text:p text:style-name="Standard">MATCH (e:Employee {name: 'Bob'})</text:p>
      <text:p text:style-name="Standard">SET e.position = 'Senior Designer'</text:p>
      <text:p text:style-name="Standard">RETURN e.name, e.position</text:p>
      <text:p text:style-name="Standard"/>
      <text:p text:style-name="Standard"/>
      <text:p text:style-name="Standard">Esto actualizará la posición de "Bob" de "Designer" a "Senior Designer".</text:p>
      <text:p text:style-name="Standard"/>
      <text:p text:style-name="Standard"><text:s/>2. Eliminar Relaciones</text:p>
      <text:p text:style-name="Standard">Si queremos eliminar una relación específica, como una colaboración entre dos empleados, podemos hacerlo con la siguiente consulta:</text:p>
      <text:p text:style-name="Standard"/>
      <text:p text:style-name="Standard">cypher</text:p>
      <text:p text:style-name="Standard">MATCH (e1:Employee {name: 'Alice'})-[r:COLLABORATES_WITH]-&gt;(e2:Employee {name: 'Charlie'})</text:p>
      <text:p text:style-name="Standard">DELETE r</text:p>
      <text:p text:style-name="Standard"/>
      <text:p text:style-name="Standard"/>
      <text:p text:style-name="Standard">Esto eliminará la relación de colaboración entre Alice y Charlie.</text:p>
      <text:p text:style-name="Standard"/>
      <text:p text:style-name="Standard"><text:s/>3. Eliminar Nodos</text:p>
      <text:p text:style-name="Standard">Para eliminar un nodo, primero necesitamos eliminar cualquier relación asociada con ese nodo para evitar conflictos.</text:p>
      <text:p text:style-name="Standard"/>
      <text:p text:style-name="Standard"><text:soft-page-break/>cypher</text:p>
      <text:p text:style-name="Standard">MATCH (e:Employee {name: 'Charlie'})</text:p>
      <text:p text:style-name="Standard">DETACH DELETE e</text:p>
      <text:p text:style-name="Standard"/>
      <text:p text:style-name="Standard"/>
      <text:p text:style-name="Standard">Este comando eliminará el nodo de "Charlie" y todas las relaciones asociadas a él.</text:p>
      <text:p text:style-name="Standard"/>
      <text:p text:style-name="Standard"/>
      <text:p text:style-name="Standard"/>
      <text:p text:style-name="Standard"><text:s/>Paso 11: Consultas de Análisis Avanzado</text:p>
      <text:p text:style-name="Standard"/>
      <text:p text:style-name="Standard"><text:s/>1. Análisis de Centralidad (Degree Centrality)</text:p>
      <text:p text:style-name="Standard">Podemos analizar qué empleados están más conectados en términos de colaboraciones. Para esto, Neo4j permite calcular la centralidad de grado, que mide el número de conexiones directas de un nodo.</text:p>
      <text:p text:style-name="Standard"/>
      <text:p text:style-name="Standard">cypher</text:p>
      <text:p text:style-name="Standard">MATCH (e:Employee)-[:COLLABORATES_WITH]-&gt;()</text:p>
      <text:p text:style-name="Standard">RETURN e.name, count(*) as connections</text:p>
      <text:p text:style-name="Standard">ORDER BY connections DESC</text:p>
      <text:p text:style-name="Standard"/>
      <text:p text:style-name="Standard"/>
      <text:p text:style-name="Standard">Este comando devolverá los empleados con más conexiones, lo que podría indicar qué empleados son más influyentes en términos de colaboración.</text:p>
      <text:p text:style-name="Standard"/>
      <text:p text:style-name="Standard"><text:s/>2. Detectar Comunidades (Cluster Detection)</text:p>
      <text:p text:style-name="Standard">Podemos también identificar "comunidades" dentro del grafo utilizando algoritmos de agrupamiento, que Neo4j soporta a través de su biblioteca de algoritmos de grafos. Para esta prueba, usaremos una forma simplificada para encontrar grupos de empleados que están más conectados entre sí.</text:p>
      <text:p text:style-name="Standard"/>
      <text:p text:style-name="Standard">cypher</text:p>
      <text:p text:style-name="Standard">CALL gds.labelPropagation.write({</text:p>
      <text:p text:style-name="Standard"><text:s text:c="2"/>nodeProjection: 'Employee',</text:p>
      <text:p text:style-name="Standard"><text:s text:c="2"/>relationshipProjection: {</text:p>
      <text:p text:style-name="Standard"><text:s text:c="4"/>COLLABORATES_WITH: {</text:p>
      <text:p text:style-name="Standard"><text:s text:c="6"/>type: 'COLLABORATES_WITH',</text:p>
      <text:p text:style-name="Standard"><text:s text:c="6"/>orientation: 'UNDIRECTED'</text:p>
      <text:p text:style-name="Standard"><text:s text:c="4"/>}</text:p>
      <text:p text:style-name="Standard"><text:s text:c="2"/>},</text:p>
      <text:p text:style-name="Standard"><text:s text:c="2"/>writeProperty: 'community'</text:p>
      <text:p text:style-name="Standard">})</text:p>
      <text:p text:style-name="Standard">YIELD communityCount, ranIterations, didConverge</text:p>
      <text:p text:style-name="Standard"/>
      <text:p text:style-name="Standard"/>
      <text:p text:style-name="Standard">Esto detectará comunidades de empleados basadas en sus relaciones de colaboración.</text:p>
      <text:p text:style-name="Standard"/>
      <text:p text:style-name="Standard"/>
      <text:p text:style-name="Standard"/>
      <text:p text:style-name="Standard"><text:s/>Paso 12: Realizar una Copia de Seguridad del Grafo</text:p>
      <text:p text:style-name="Standard"/>
      <text:p text:style-name="Standard"><text:soft-page-break/>Finalmente, antes de concluir, es recomendable hacer una copia de seguridad de la base de datos para proteger los datos.</text:p>
      <text:p text:style-name="Standard"/>
      <text:p text:style-name="Standard">1. Detener el servicio de Neo4j:</text:p>
      <text:p text:style-name="Standard"/>
      <text:p text:style-name="Standard"/>
      <text:p text:style-name="Standard"><text:s text:c="3"/>sudo systemctl stop neo4j</text:p>
      <text:p text:style-name="Standard"/>
      <text:p text:style-name="Standard"/>
      <text:p text:style-name="Standard">2. Realizar la copia de seguridad:</text:p>
      <text:p text:style-name="Standard"><text:s text:c="3"/>La copia de seguridad puede realizarse copiando el directorio de la base de datos. Asegúrate de que Neo4j esté detenido antes de copiar estos archivos.</text:p>
      <text:p text:style-name="Standard"/>
      <text:p text:style-name="Standard"/>
      <text:p text:style-name="Standard"><text:s text:c="3"/>sudo cp -r /var/lib/neo4j/data/databases/graph.db /backup/location/</text:p>
      <text:p text:style-name="Standard"/>
      <text:p text:style-name="Standard"/>
      <text:p text:style-name="Standard">3. Reiniciar Neo4j:</text:p>
      <text:p text:style-name="Standard"/>
      <text:p text:style-name="Standard"/>
      <text:p text:style-name="Standard"><text:s text:c="3"/>sudo systemctl start neo4j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8:33:18.506647098</meta:creation-date>
    <dc:date>2024-10-19T18:36:44.989540548</dc:date>
    <meta:editing-duration>PT3M27S</meta:editing-duration>
    <meta:editing-cycles>1</meta:editing-cycles>
    <meta:document-statistic meta:table-count="0" meta:image-count="0" meta:object-count="0" meta:page-count="9" meta:paragraph-count="203" meta:word-count="1683" meta:character-count="11944" meta:non-whitespace-character-count="10240"/>
    <meta:generator>LibreOffice/7.4.7.2$Linux_X86_64 LibreOffice_project/40$Build-2</meta:generator>
  </office:meta>
</office:document-meta>
</file>